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fo:font-weight="normal" officeooo:rsid="001abfd8" officeooo:paragraph-rsid="001abfd8" style:font-weight-asian="normal" style:font-weight-complex="normal"/>
    </style:style>
    <style:style style:name="P2" style:family="paragraph" style:parent-style-name="Heading_20_3">
      <style:paragraph-properties fo:margin-top="0cm" fo:margin-bottom="0.247cm" style:contextual-spacing="false" fo:line-height="115%"/>
      <style:text-properties fo:font-weight="normal" officeooo:rsid="001abfd8" style:font-weight-asian="normal" style:font-weight-complex="normal"/>
    </style:style>
    <style:style style:name="P3" style:family="paragraph" style:parent-style-name="Text_20_body" style:list-style-name="L2">
      <style:text-properties officeooo:rsid="001abfd8"/>
    </style:style>
    <style:style style:name="P4" style:family="paragraph" style:parent-style-name="Heading_20_3">
      <style:paragraph-properties fo:margin-top="0cm" fo:margin-bottom="0.247cm" style:contextual-spacing="false" fo:line-height="115%"/>
      <style:text-properties fo:font-weight="normal" officeooo:rsid="001abfd8" fo:background-color="#ffff00" style:font-weight-asian="normal" style:font-weight-complex="normal"/>
    </style:style>
    <style:style style:name="P5" style:family="paragraph" style:parent-style-name="Text_20_body" style:list-style-name="L3">
      <style:text-properties officeooo:rsid="001abfd8" fo:background-color="#ffff00"/>
    </style:style>
    <style:style style:name="P6" style:family="paragraph" style:parent-style-name="Text_20_body" style:list-style-name="L4">
      <style:text-properties officeooo:rsid="001abfd8"/>
    </style:style>
    <style:style style:name="P7" style:family="paragraph" style:parent-style-name="Text_20_body">
      <style:text-properties fo:font-weight="normal" officeooo:rsid="001abfd8" officeooo:paragraph-rsid="001abfd8" style:font-weight-asian="normal" style:font-weight-complex="normal"/>
    </style:style>
    <style:style style:name="P8" style:family="paragraph" style:parent-style-name="Text_20_body">
      <style:text-properties fo:font-weight="normal" officeooo:rsid="001b2a81" officeooo:paragraph-rsid="001b2a81" style:font-weight-asian="normal" style:font-weight-complex="normal"/>
    </style:style>
    <style:style style:name="P9" style:family="paragraph" style:parent-style-name="Heading_20_3">
      <style:text-properties fo:font-weight="normal" officeooo:rsid="001b2a81" officeooo:paragraph-rsid="001b2a81" style:font-weight-asian="normal" style:font-weight-complex="normal"/>
    </style:style>
    <style:style style:name="P10" style:family="paragraph" style:parent-style-name="Text_20_body" style:list-style-name="L5">
      <style:text-properties officeooo:rsid="001b2a81"/>
    </style:style>
    <style:style style:name="P11" style:family="paragraph" style:parent-style-name="Text_20_body" style:list-style-name="L5">
      <style:text-properties fo:font-weight="bold" officeooo:rsid="001b2a81"/>
    </style:style>
    <style:style style:name="P12" style:family="paragraph" style:parent-style-name="Text_20_body">
      <style:text-properties officeooo:rsid="001b2a81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Compte tenu de ton expertise en télécoms, de ton master à l'ESI et de ton focus actuel sur <text:span text:style-name="T1">Azure</text:span>, voici trois propositions de projets solides et alignées avec tes valeurs :</text:p>
        </text:list-item>
      </text:list>
      <text:h text:style-name="P2" text:outline-level="3">1. Plateforme de Monitoring pour "Smart Agriculture" (IoT &amp; Azure)</text:h>
      <text:list text:style-name="L2">
        <text:list-item>
          <text:p text:style-name="P3"><text:span text:style-name="T1">Le concept :</text:span> Un pipeline de données qui collecte des capteurs d'humidité, de température et de santé des sols pour optimiser l'irrigation et le rendement des cultures (zéro gaspillage).</text:p>
        </text:list-item>
        <text:list-item>
          <text:p text:style-name="P3"><text:span text:style-name="T1">La stack :</text:span> Python (Simulateur IoT) → <text:span text:style-name="T1">Azure IoT Hub</text:span> → <text:span text:style-name="T1">Azure Stream Analytics</text:span> → <text:span text:style-name="T1">Azure Data Lake Storage (ADLS Gen2)</text:span>.</text:p>
        </text:list-item>
        <text:list-item>
          <text:p text:style-name="P3"><text:span text:style-name="T1">Ton expertise :</text:span> Tu utilises tes compétences en haute performance (type Djezzy) pour traiter des flux massifs de capteurs en temps réel et tu exposes les résultats via une <text:span text:style-name="T1">API REST (FastAPI/Docker)</text:span>.</text:p>
        </text:list-item>
      </text:list>
      <text:h text:style-name="P4" text:outline-level="3">2. Système d'Optimisation de Logistique Humanitaire</text:h>
      <text:list text:style-name="L3">
        <text:list-item>
          <text:p text:style-name="P5"><text:span text:style-name="T1">Le concept :</text:span> Un projet axé "Data for Good". Analyser les stocks et les besoins de distribution de nourriture ou de médicaments en temps réel pour des zones en crise.</text:p>
        </text:list-item>
        <text:list-item>
          <text:p text:style-name="P5"><text:span text:style-name="T1">La stack :</text:span> Extraction de données (Open Data/APIs) via <text:span text:style-name="T1">Apache NiFi</text:span> ou <text:span text:style-name="T1">Airflow</text:span>, transformation avec <text:span text:style-name="T1">Spark (Databricks)</text:span> sur Azure, et stockage sur <text:span text:style-name="T1">PostgreSQL</text:span> optimisé.</text:p>
        </text:list-item>
        <text:list-item>
          <text:p text:style-name="P5"><text:span text:style-name="T1">Ton expertise :</text:span> Tu mets en avant ta capacité à modéliser des données complexes et à garantir une fiabilité totale (Critical System) comme tu l'as fait pour la Gendarmerie ou dans le secteur public.</text:p>
        </text:list-item>
      </text:list>
      <text:h text:style-name="P2" text:outline-level="3">3. Analyseur de Performance Réseau pour l'Éducation à Distance</text:h>
      <text:list text:style-name="L4">
        <text:list-item>
          <text:p text:style-name="P6"><text:span text:style-name="T1">Le concept :</text:span> Avec la montée de l'e-learning, créer un outil qui analyse la latence et la qualité de connexion des plateformes éducatives pour identifier les régions mal desservies.</text:p>
        </text:list-item>
        <text:list-item>
          <text:p text:style-name="P6"><text:span text:style-name="T1">La stack :</text:span> Pipeline <text:span text:style-name="T1">ELT</text:span> complet sur <text:span text:style-name="T1">Azure Data Factory</text:span>, transformation SQL lourde (PL/SQL ou T-SQL) pour le calcul de KPIs de performance, et intégration d'un modèle <text:span text:style-name="T1">XGBoost</text:span> pour prédire les pannes réseaux.</text:p>
        </text:list-item>
        <text:list-item>
          <text:p text:style-name="P6"><text:span text:style-name="T1">Ton expertise :</text:span> C'est le mariage parfait entre ton passé "Telecom" et tes compétences en "Machine Learning".</text:p>
        </text:list-item>
      </text:list>
      <text:p text:style-name="P7"/>
      <text:p text:style-name="P8">I’ll go for the <text:s/><text:span text:style-name="T2">second project.</text:span> I start with the architecture</text:p>
      <text:h text:style-name="P9" text:outline-level="3">L'Architecture Technique (Focus Azure &amp; DataOps)</text:h>
      <text:list text:style-name="L5">
        <text:list-item>
          <text:p text:style-name="P10"><text:span text:style-name="T1">Ingestion (Multi-Source) :</text:span> * Utilisation de <text:span text:style-name="T1">Apache NiFi</text:span> (que tu maîtrises) ou <text:span text:style-name="T1">Azure Data Factory</text:span> pour récupérer des données météo (risques naturels), des flux d'inventaires (API REST simulées en Python) et des données de trafic.</text:p>
        </text:list-item>
        <text:list-item>
          <text:p text:style-name="P11">Stockage (Medallion Architecture) :</text:p>
          <text:list>
            <text:list-item>
              <text:p text:style-name="P10"><text:span text:style-name="T1">Bronze :</text:span> Données brutes sur <text:span text:style-name="T1">Azure Data Lake Storage (ADLS)</text:span>.</text:p>
            </text:list-item>
            <text:list-item>
              <text:p text:style-name="P10"><text:span text:style-name="T1">Silver :</text:span> Nettoyage et jointures avec <text:span text:style-name="T1">Azure Databricks (Spark)</text:span>. C'est ici que tu montres ton expertise en "High-throughput".</text:p>
            </text:list-item>
            <text:list-item>
              <text:p text:style-name="P10"><text:soft-page-break/><text:span text:style-name="T1">Gold :</text:span> Données agrégées prêtes pour l'analyse dans un <text:span text:style-name="T1">Azure SQL Database</text:span> ou <text:span text:style-name="T1">PostgreSQL</text:span> (optimisé avec ton savoir-faire en indexing).</text:p>
            </text:list-item>
          </text:list>
        </text:list-item>
        <text:list-item>
          <text:p text:style-name="P10"><text:span text:style-name="T1">Intelligence :</text:span> * Intégration d'un script Python utilisant <text:span text:style-name="T1">XGBoost</text:span> pour prédire les zones de rupture de stock imminentes en fonction de la vitesse d'acheminement et des conditions externes.</text:p>
        </text:list-item>
        <text:list-item>
          <text:p text:style-name="P10"><text:span text:style-name="T1">Déploiement :</text:span> * Le tout orchestré par <text:span text:style-name="T1">Airflow</text:span> et conteneurisé avec <text:span text:style-name="T1">Docker</text:span>.</text:p>
        </text:list-item>
      </text:list>
      <text:p text:style-name="P12"/>
      <text:p text:style-name="P12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2T09:40:21.897005400</meta:creation-date>
    <meta:editing-duration>PT1M5S</meta:editing-duration>
    <meta:editing-cycles>2</meta:editing-cycles>
    <meta:generator>LibreOffice/25.8.4.2$Windows_X86_64 LibreOffice_project/290daaa01b999472f0c7a3890eb6a550fd74c6df</meta:generator>
    <dc:date>2026-02-02T09:41:16.859027100</dc:date>
    <meta:document-statistic meta:table-count="0" meta:image-count="0" meta:object-count="0" meta:page-count="2" meta:paragraph-count="22" meta:word-count="466" meta:character-count="2833" meta:non-whitespace-character-count="2405"/>
  </office:meta>
</office:document-meta>
</file>